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podpis" style:family="paragraph">
      <style:text-properties style:font-name-complex="Times New Roman" fo:font-weight="bold" style:font-weight-asian="bold" fo:color="#008576" fo:font-size="12pt" style:font-size-asian="12pt" style:font-size-complex="13pt"/>
    </style:style>
    <style:style style:name="P20" style:parent-style-name="Příloha" style:family="paragraph">
      <style:text-properties fo:font-size="12pt" style:font-size-asian="12pt" style:font-size-complex="13pt"/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1/2019<text:bookmark-end text:name="Text14"/></text:p>
            <text:p text:style-name="Normální">KVOP-43888/2019<text:bookmark-end text:name="Text2"/></text:p>
            <text:p text:style-name="Normální"><text:bookmark-start text:name="Text6"/>25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L. M.</text:p>
            <text:p text:style-name="Normální">nar.<text:s/>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/text:h>
      <text:p text:style-name="Základnítext">Vážený pane M.,</text:p>
      <text:p text:style-name="Základnítext">dne 24. 9. 2019 byla do Kanceláře veřejného ochránce práv doručena Vaše žádost podle<text:s/>zákona<text:s/>č. 106/1999 Sb.,<text:s/>o svobodném přístupu<text:s/>k informacím,<text:s/>ve znění pozdějších předpisů, kterou žádáte<text:s/>o zaslání<text:s/>aktuálního sborníku stanovisek veřejného ochránce práv<text:s/>z roku 2019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 pozdravem</text:p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9"/>
      <text:p text:style-name="P20">Příloha</text:p>
      <text:p text:style-name="P21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TZAI*</text:span>*KVOPX009TZAI*</text:p>
        <text:p text:style-name="P12"><text:span text:style-name="T13">KVOPX009TZAI</text:span>KVOPX009TZA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7T08:27:00Z</meta:creation-date>
    <dc:date>2019-09-27T08:28:00Z</dc:date>
    <meta:print-date>2019-09-25T08:10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1" meta:character-count="834" meta:row-count="5" meta:non-whitespace-character-count="714"/>
  </office:meta>
</office:document-meta>
</file>